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667in" fo:margin-left="0in" fo:margin-top="0in" fo:margin-bottom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2.1979in"/>
    </style:style>
    <style:style style:name="Table1.C" style:family="table-column">
      <style:table-column-properties style:column-width="2.4063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9514in" fo:keep-together="auto"/>
    </style:style>
    <style:style style:name="Table1.3" style:family="table-row">
      <style:table-row-properties style:min-row-height="0.7535in" fo:keep-together="auto"/>
    </style:style>
    <style:style style:name="Table1.4" style:family="table-row">
      <style:table-row-properties style:min-row-height="0.9931in" fo:keep-together="auto"/>
    </style:style>
    <style:style style:name="Table1.5" style:family="table-row">
      <style:table-row-properties style:min-row-height="0.4688in" fo:keep-together="auto"/>
    </style:style>
    <style:style style:name="Table2" style:family="table">
      <style:table-properties style:width="6.559in" fo:margin-left="0in" fo:margin-top="0in" fo:margin-bottom="0in" table:align="left"/>
    </style:style>
    <style:style style:name="Table2.A" style:family="table-column">
      <style:table-column-properties style:column-width="2.3264in"/>
    </style:style>
    <style:style style:name="Table2.B" style:family="table-column">
      <style:table-column-properties style:column-width="4.2319in"/>
    </style:style>
    <style:style style:name="Table2.1" style:family="table-row">
      <style:table-row-properties style:min-row-height="0.3681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2.2" style:family="table-row">
      <style:table-row-properties style:min-row-height="0.5764in" fo:keep-together="auto"/>
    </style:style>
    <style:style style:name="Table2.3" style:family="table-row">
      <style:table-row-properties style:min-row-height="0.5556in" fo:keep-together="auto"/>
    </style:style>
    <style:style style:name="Table3" style:family="table">
      <style:table-properties style:width="6.559in" fo:margin-left="0in" fo:margin-top="0in" fo:margin-bottom="0in" table:align="left"/>
    </style:style>
    <style:style style:name="Table3.A" style:family="table-column">
      <style:table-column-properties style:column-width="2.0764in"/>
    </style:style>
    <style:style style:name="Table3.B" style:family="table-column">
      <style:table-column-properties style:column-width="4.4819in"/>
    </style:style>
    <style:style style:name="Table3.1" style:family="table-row">
      <style:table-row-properties style:min-row-height="0.3681in" fo:keep-together="auto"/>
    </style:style>
    <style:style style:name="Table3.A1" style:family="table-cell">
      <style:table-cell-properties style:vertical-align="" fo:padding="0.0694in" fo:border="0.5pt solid #000000"/>
    </style:style>
    <style:style style:name="Table3.2" style:family="table-row">
      <style:table-row-properties style:min-row-height="0.5556in" fo:keep-together="auto"/>
    </style:style>
    <style:style style:name="Table3.5" style:family="table-row">
      <style:table-row-properties style:min-row-height="0.5764in" fo:keep-together="auto"/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4375in" fo:margin-left="0in" fo:margin-top="0in" fo:margin-bottom="0in" table:align="left"/>
    </style:style>
    <style:style style:name="Table27.A" style:family="table-column">
      <style:table-column-properties style:column-width="1.8125in"/>
    </style:style>
    <style:style style:name="Table27.B" style:family="table-column">
      <style:table-column-properties style:column-width="4.6243in"/>
    </style:style>
    <style:style style:name="Table27.1" style:family="table-row">
      <style:table-row-properties style:min-row-height="0.3681in" fo:keep-together="auto"/>
    </style:style>
    <style:style style:name="Table27.A1" style:family="table-cell">
      <style:table-cell-properties style:vertical-align="" fo:padding="0.0694in" fo:border="0.5pt solid #000000"/>
    </style:style>
    <style:style style:name="Table27.2" style:family="table-row">
      <style:table-row-properties style:min-row-height="0.3576in" fo:keep-together="auto"/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5521in" fo:margin-left="0in" fo:margin-top="0in" fo:margin-bottom="0in" table:align="left"/>
    </style:style>
    <style:style style:name="Table29.A" style:family="table-column">
      <style:table-column-properties style:column-width="1.4993in"/>
    </style:style>
    <style:style style:name="Table29.B" style:family="table-column">
      <style:table-column-properties style:column-width="5.0521in"/>
    </style:style>
    <style:style style:name="Table29.1" style:family="table-row">
      <style:table-row-properties style:min-row-height="0.3681in" fo:keep-together="auto"/>
    </style:style>
    <style:style style:name="Table29.A1" style:family="table-cell">
      <style:table-cell-properties style:vertical-align="" fo:padding="0.0694in" fo:border="0.5pt solid #000000"/>
    </style:style>
    <style:style style:name="Table29.2" style:family="table-row">
      <style:table-row-properties style:min-row-height="0.3576in" fo:keep-together="auto"/>
    </style:style>
    <style:style style:name="Table29.3" style:family="table-row">
      <style:table-row-properties style:min-row-height="0.5556in" fo:keep-together="auto"/>
    </style:style>
    <style:style style:name="Table29.5" style:family="table-row">
      <style:table-row-properties style:min-row-height="0.4722in" fo:keep-together="auto"/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771in" fo:margin-left="0in" fo:margin-top="0in" fo:margin-bottom="0in" table:align="left"/>
    </style:style>
    <style:style style:name="Table36.A" style:family="table-column">
      <style:table-column-properties style:column-width="2.1806in"/>
    </style:style>
    <style:style style:name="Table36.B" style:family="table-column">
      <style:table-column-properties style:column-width="2.6069in"/>
    </style:style>
    <style:style style:name="Table36.C" style:family="table-column">
      <style:table-column-properties style:column-width="1.8896in"/>
    </style:style>
    <style:style style:name="Table36.1" style:family="table-row">
      <style:table-row-properties style:min-row-height="0.3681in" fo:keep-together="auto"/>
    </style:style>
    <style:style style:name="Table36.A1" style:family="table-cell">
      <style:table-cell-properties style:vertical-align="" fo:padding="0.0694in" fo:border="0.5pt solid #000000"/>
    </style:style>
    <style:style style:name="Table36.2" style:family="table-row">
      <style:table-row-properties style:min-row-height="0.5556in" fo:keep-together="auto"/>
    </style:style>
    <style:style style:name="Table36.3" style:family="table-row">
      <style:table-row-properties style:min-row-height="0.3576in" fo:keep-together="auto"/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44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667in" fo:margin-left="0in" fo:margin-top="0in" fo:margin-bottom="0in" table:align="left"/>
    </style:style>
    <style:style style:name="Table40.A" style:family="table-column">
      <style:table-column-properties style:column-width="1.8125in"/>
    </style:style>
    <style:style style:name="Table40.B" style:family="table-column">
      <style:table-column-properties style:column-width="2.0625in"/>
    </style:style>
    <style:style style:name="Table40.C" style:family="table-column">
      <style:table-column-properties style:column-width="2.7917in"/>
    </style:style>
    <style:style style:name="Table40.1" style:family="table-row">
      <style:table-row-properties style:min-row-height="0.3681in" fo:keep-together="auto"/>
    </style:style>
    <style:style style:name="Table40.A1" style:family="table-cell">
      <style:table-cell-properties style:vertical-align="" fo:padding="0.0694in" fo:border="0.5pt solid #000000"/>
    </style:style>
    <style:style style:name="Table40.2" style:family="table-row">
      <style:table-row-properties style:min-row-height="0.5764in" fo:keep-together="auto"/>
    </style:style>
    <style:style style:name="Table40.4" style:family="table-row">
      <style:table-row-properties style:min-row-height="0.7535in" fo:keep-together="auto"/>
    </style:style>
    <style:style style:name="Table41" style:family="table">
      <style:table-properties style:width="6.6944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44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4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44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4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44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4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6.6944in" fo:margin-left="0in" fo:margin-top="0in" fo:margin-bottom="0in" fo:break-before="auto" fo:break-after="auto" table:align="left"/>
    </style:style>
    <style:style style:name="Table45.A" style:family="table-column">
      <style:table-column-properties style:column-width="6.694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6.6944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694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margin-top="0.1665in" fo:margin-bottom="0.028in" loext:contextual-spacing="false" fo:line-height="100%" fo:text-align="justify" style:justify-single-word="false" fo:text-indent="0in" style:auto-text-indent="false" fo:keep-with-next="auto"/>
    </style:style>
    <style:style style:name="P16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7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20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5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0" style:family="paragraph" style:parent-style-name="Standard">
      <style:paragraph-properties fo:margin-top="0in" fo:margin-bottom="0in" loext:contextual-spacing="false" fo:line-height="100%"/>
    </style:style>
    <style:style style:name="P31" style:family="paragraph" style:parent-style-name="Standard">
      <style:paragraph-properties fo:margin-top="0.1665in" fo:margin-bottom="0.1665in" loext:contextual-spacing="false" fo:line-height="100%"/>
    </style:style>
    <style:style style:name="P32" style:family="paragraph" style:parent-style-name="Standard">
      <style:paragraph-properties fo:margin-top="0.1665in" fo:margin-bottom="0.1665in" loext:contextual-spacing="false" fo:line-height="100%"/>
      <style:text-properties fo:font-size="10pt" style:font-size-asian="10pt" style:font-size-complex="10pt"/>
    </style:style>
    <style:style style:name="P3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0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1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2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3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4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73" style:family="paragraph" style:parent-style-name="Standard" style:list-style-name="WWNum10">
      <style:paragraph-properties fo:margin-left="0.5in" fo:margin-right="0in" fo:margin-top="0.0429in" fo:margin-bottom="0in" loext:contextual-spacing="false" fo:line-height="100%" fo:text-align="start" style:justify-single-word="false" fo:text-indent="-0.25in" style:auto-text-indent="false"/>
    </style:style>
    <style:style style:name="P74" style:family="paragraph" style:parent-style-name="Standard" style:list-style-name="WWNum1">
      <style:paragraph-properties fo:margin-left="0.5in" fo:margin-right="0in" fo:margin-top="0.0429in" fo:margin-bottom="0in" loext:contextual-spacing="false" fo:line-height="100%" fo:text-align="start" style:justify-single-word="false" fo:text-indent="-0.25in" style:auto-text-indent="false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77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8" style:family="paragraph" style:parent-style-name="Standard" style:list-style-name="WWNum1">
      <style:paragraph-properties fo:margin-left="1in" fo:margin-right="0in" fo:margin-top="0.0398in" fo:margin-bottom="0in" loext:contextual-spacing="false" fo:text-indent="-0.25in" style:auto-text-indent="false"/>
    </style:style>
    <style:style style:name="P7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0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81" style:family="paragraph" style:parent-style-name="Heading_20_1">
      <style:paragraph-properties fo:margin-top="0.25in" fo:margin-bottom="0.0555in" loext:contextual-spacing="false" fo:line-height="100%"/>
    </style:style>
    <style:style style:name="P82" style:family="paragraph" style:parent-style-name="Heading_20_3">
      <style:paragraph-properties fo:margin-left="0in" fo:margin-right="0in" fo:margin-top="0.1665in" fo:margin-bottom="0.028in" loext:contextual-spacing="false" fo:line-height="100%" fo:text-align="justify" style:justify-single-word="false" fo:text-indent="-0.5in" style:auto-text-indent="false" fo:keep-with-next="auto"/>
    </style:style>
    <style:style style:name="P83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84" style:family="paragraph" style:parent-style-name="Heading_20_3">
      <style:paragraph-properties fo:margin-left="0in" fo:margin-right="0in" fo:text-indent="0in" style:auto-text-indent="false"/>
    </style:style>
    <style:style style:name="P85" style:family="paragraph" style:parent-style-name="Heading_20_3">
      <style:paragraph-properties fo:margin-left="0in" fo:margin-right="0in" fo:text-indent="0in" style:auto-text-indent="false" fo:break-before="page"/>
    </style:style>
    <style:style style:name="P86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8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3pt" style:font-size-asian="43pt" style:font-size-complex="43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fo:font-size="17pt" fo:font-weight="bold" style:font-size-asian="17pt" style:font-weight-asian="bold" style:font-size-complex="17pt" style:font-weight-complex="bold"/>
    </style:style>
    <style:style style:name="T16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1pt" fo:font-style="italic" style:font-size-asian="11pt" style:font-style-asian="italic" style:font-size-complex="11pt" style:font-style-complex="italic"/>
    </style:style>
    <style:style style:name="T20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dd1144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d5d7db" style:font-name="Consolas" fo:font-size="10pt" fo:background-color="#0d0e12" loext:char-shading-value="0" style:font-name-asian="Consolas1" style:font-size-asian="10pt" style:font-name-complex="Consolas1" style:font-size-complex="10pt"/>
    </style:style>
    <style:style style:name="T28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9" style:family="text">
      <style:text-properties fo:color="#188038" style:font-name="Roboto Mono" style:font-name-asian="Roboto Mono1" style:font-name-complex="Roboto Mono1"/>
    </style:style>
    <style:style style:name="T30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33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bookmark text:name="_aczyuw2yex2w"/><text:span text:style-name="T1">Introducción a Terraform y Salt Project </text:span><text:span text:style-name="T2"><text:line-break/></text:span><text:span text:style-name="T3">Unidad 01. Introducción y fundamentos de Terraform</text:span></text:p>
      <text:p text:style-name="P4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2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utor: Sergi García</text:span></text:p>
      <text:p text:style-name="P6"><text:span text:style-name="T5">Actualizado Noviembre 2025</text:span></text:p>
      <text:p text:style-name="P7"/>
      <text:p text:style-name="P6"><text:span text:style-name="T6">Licencia</text:span></text:p>
      <text:p text:style-name="P9"/>
      <text:p text:style-name="P8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6">Nomenclatura</text:span></text:p>
      <text:p text:style-name="P12">A lo largo de este tema se utilizarán diferentes símbolos para distinguir elementos importantes dentro del contenido. Estos símbolos son:</text:p>
      <text:p text:style-name="P10"/>
      <text:p text:style-name="P17"><text:span text:style-name="T8"><text:s/>📖 </text:span><text:span text:style-name="T9">Importante</text:span></text:p>
      <text:p text:style-name="P18"/>
      <text:p text:style-name="P17"><text:span text:style-name="T8"><text:s/>❕ </text:span><text:span text:style-name="T9">Atención</text:span></text:p>
      <text:p text:style-name="P18"><text:s/></text:p>
      <text:p text:style-name="P17"><text:span text:style-name="T8"><text:s/>💬</text:span> <text:span text:style-name="T9">Interesante</text:span></text:p>
      <text:p text:style-name="P19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2"><text:a xlink:type="simple" xlink:href="#_4i7dfnou906" text:style-name="Index_20_Link" text:visited-style-name="Index_20_Link"><text:span text:style-name="T13">1. 🧩 Infraestructura como Código (IaC)<text:tab/>3</text:span></text:a></text:p>
          <text:p text:style-name="P22"><text:a xlink:type="simple" xlink:href="#_fws4wuu5gmk3" text:style-name="Index_20_Link" text:visited-style-name="Index_20_Link"><text:span text:style-name="T13">2. ☁️ ¿Qué es Terraform?<text:tab/>4</text:span></text:a></text:p>
          <text:p text:style-name="P22"><text:a xlink:type="simple" xlink:href="#_t84qetppxrsw" text:style-name="Index_20_Link" text:visited-style-name="Index_20_Link"><text:span text:style-name="T13">3. ⚙️ Instalación de Terraform<text:tab/>5</text:span></text:a></text:p>
          <text:p text:style-name="P22"><text:a xlink:type="simple" xlink:href="#_phhwpomg81j3" text:style-name="Index_20_Link" text:visited-style-name="Index_20_Link"><text:span text:style-name="T13">4. 🚀 Primer contacto con el CLI de Terraform<text:tab/>7</text:span></text:a></text:p>
          <text:p text:style-name="P22"><text:a xlink:type="simple" xlink:href="#_3d6s3w60vuce" text:style-name="Index_20_Link" text:visited-style-name="Index_20_Link"><text:span text:style-name="T13">5. 🏗️ Estructura de un proyecto Terraform<text:tab/>8</text:span></text:a></text:p>
          <text:p text:style-name="P22"><text:a xlink:type="simple" xlink:href="#_ux2f6f39ti2y" text:style-name="Index_20_Link" text:visited-style-name="Index_20_Link"><text:span text:style-name="T13">6. 🔁 El ciclo de vida de Terraform<text:tab/>11</text:span></text:a></text:p>
          <text:p text:style-name="P22"><text:a xlink:type="simple" xlink:href="#_impqb8j9up9d" text:style-name="Index_20_Link" text:visited-style-name="Index_20_Link"><text:span text:style-name="T13">6. ☁️ Introducción a los Providers en Terraform<text:tab/>14</text:span></text:a></text:p>
          <text:p text:style-name="P22"><text:a xlink:type="simple" xlink:href="#_lx792duumv5l" text:style-name="Index_20_Link" text:visited-style-name="Index_20_Link"><text:span text:style-name="T13">7. 📚 Webgrafía<text:tab/>17</text:span></text:a></text:p>
        </text:index-body>
      </text:table-of-content>
      <text:p text:style-name="P20"/>
      <text:p text:style-name="P20"/>
      <text:p text:style-name="P24"/>
      <text:p text:style-name="P24"/>
      <text:p text:style-name="P24"/>
      <text:p text:style-name="P25"><text:span text:style-name="T11">Unidad 01. Introducción y fundamentos de Terraform</text:span></text:p>
      <text:p text:style-name="Heading_20_1"><text:bookmark text:name="_4i7dfnou906"/>1. 🧩 Infraestructura como Código (IaC)</text:p>
      <text:p text:style-name="P86"><text:bookmark text:name="_kwzx5jfwdmgj"/>1.1 Definición de Infraestructura como Código</text:p>
      <text:p text:style-name="P31">La <text:span text:style-name="T9">Infraestructura como Código (Infrastructure as Code, IaC)</text:span> es una práctica que consiste en <text:span text:style-name="T9">definir, aprovisionar y gestionar infraestructuras de TI mediante archivos de configuración legibles por máquina</text:span>, en lugar de hacerlo de forma manual a través de interfaces gráficas o comandos individuales.</text:p>
      <text:p text:style-name="P31">Esto significa que los <text:span text:style-name="T9">servidores, redes, balanceadores, bases de datos y demás recursos</text:span> se describen en código, lo que permite:</text:p>
      <text:list xml:id="list2943966715" text:style-name="WWNum5">
        <text:list-item>
          <text:p text:style-name="P33">Automatizar su creación y modificación.</text:p>
        </text:list-item>
        <text:list-item>
          <text:p text:style-name="P45">Versionar la infraestructura igual que el código de una aplicación.</text:p>
        </text:list-item>
        <text:list-item>
          <text:p text:style-name="P56">Garantizar entornos reproducibles y consistentes.</text:p>
        </text:list-item>
      </text:list>
      <text:p text:style-name="P31">💡 <text:span text:style-name="T9">Ejemplo conceptual:<text:line-break/></text:span>Un archivo IaC puede definir un servidor en AWS con una red y una base de datos asociada. Al ejecutar este archivo, se crea la infraestructura automáticamente.</text:p>
      <text:p text:style-name="P86"><text:bookmark text:name="_h3godkj1lv87"/>1.2 Ventajas de las IaC</text:p>
      <text:p text:style-name="P31">La <text:span text:style-name="T9">Infraestructura como Código (IaC)</text:span> ofrece numerosas ventajas frente a la gestión manual. En primer lugar, <text:span text:style-name="T9">la automatización</text:span> reduce el trabajo repetitivo y minimiza los errores humanos al definir los entornos mediante scripts. Gracias a la <text:span text:style-name="T9">reproducibilidad</text:span>, es posible crear entornos idénticos para producción, pruebas o desarrollo, garantizando coherencia en el ciclo de vida del software. La <text:span text:style-name="T9">escalabilidad</text:span> permite desplegar de forma rápida y eficiente múltiples recursos o servidores según la demanda. Además, el <text:span text:style-name="T9">control de versiones</text:span> posibilita gestionar la infraestructura con herramientas como Git, facilitando la colaboración y el seguimiento de cambios. En cuanto a la <text:span text:style-name="T9">auditoría y trazabilidad</text:span>, todo ajuste o modificación queda documentado en el código, mejorando la transparencia y el control. Finalmente, los <text:span text:style-name="T9">despliegues consistentes</text:span> evitan la llamada “deriva de configuración”, asegurando que todos los entornos mantengan la misma configuración y comportamiento.</text:p>
      <text:p text:style-name="P86"><text:bookmark text:name="_ac7gglyu7tfg"/>1.3 Enfoque declarativo vs enfoque imperativo</text:p>
      <text:p text:style-name="Standard">Existen dos <text:span text:style-name="T9">enfoques principales en la Infraestructura como Código (IaC)</text:span>: el imperativo y el declarativo. El <text:span text:style-name="T9">enfoque imperativo</text:span> se basa en especificar los pasos exactos para alcanzar el estado deseado de la infraestructura; por ejemplo, indicar “crea una máquina virtual, luego instala nginx y finalmente abre el puerto 80”. Este método ofrece un <text:span text:style-name="T9">control detallado y paso a paso</text:span>, lo que lo hace útil para tareas de scripting o automatizaciones concretas. En cambio, el <text:span text:style-name="T9">enfoque declarativo</text:span> se centra en describir el <text:span text:style-name="T9">estado final deseado</text:span>, sin preocuparse por los pasos intermedios; por ejemplo, “quiero una máquina virtual con nginx y el puerto 80 abierto”. Este enfoque resulta <text:span text:style-name="T9">más mantenible, predecible y menos propenso a errores</text:span>, ya que el sistema se encarga de alcanzar el estado definido de manera automática.</text:p>
      <text:p text:style-name="Standard"/>
      <text:p text:style-name="Standard"/>
      <text:p text:style-name="Standard"/>
      <text:p text:style-name="P86"><text:bookmark text:name="_97a4f71s49pj"/><text:soft-page-break/>1.4 Herramientas populares de IaC en el ecosistema actu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9">Categoría</text:span></text:p>
          </table:table-cell>
          <table:table-cell table:style-name="Table1.A1" office:value-type="string">
            <text:p text:style-name="P1"><text:span text:style-name="T9">Herramienta</text:span></text:p>
          </table:table-cell>
          <table:table-cell table:style-name="Table1.A1" office:value-type="string">
            <text:p text:style-name="P1"><text:span text:style-name="T9">Descripción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9">Multi-Cloud / Generalista</text:span></text:p>
          </table:table-cell>
          <table:table-cell table:style-name="Table1.A1" office:value-type="string">
            <text:p text:style-name="P2"><text:span text:style-name="T9">Terraform</text:span></text:p>
          </table:table-cell>
          <table:table-cell table:style-name="Table1.A1" office:value-type="string">
            <text:p text:style-name="P2">Herramienta declarativa creada por HashiCorp para múltiples proveedores.</text:p>
          </table:table-cell>
        </table:table-row>
        <table:table-row table:style-name="Table1.3">
          <table:table-cell table:style-name="Table1.A1" office:value-type="string">
            <text:p text:style-name="P2"><text:span text:style-name="T9">Configuración</text:span></text:p>
          </table:table-cell>
          <table:table-cell table:style-name="Table1.A1" office:value-type="string">
            <text:p text:style-name="P2"><text:span text:style-name="T9">Ansible</text:span>, <text:span text:style-name="T9">Chef</text:span>, <text:span text:style-name="T9">Puppet, Salt Project</text:span></text:p>
          </table:table-cell>
          <table:table-cell table:style-name="Table1.A1" office:value-type="string">
            <text:p text:style-name="P2">Más orientadas a la configuración de servidores y software.</text:p>
          </table:table-cell>
        </table:table-row>
        <table:table-row table:style-name="Table1.4">
          <table:table-cell table:style-name="Table1.A1" office:value-type="string">
            <text:p text:style-name="P2"><text:span text:style-name="T9">Cloud específica</text:span></text:p>
          </table:table-cell>
          <table:table-cell table:style-name="Table1.A1" office:value-type="string">
            <text:p text:style-name="P2"><text:span text:style-name="T9">AWS CloudFormation</text:span>, <text:span text:style-name="T9">Azure ARM Templates</text:span>, <text:span text:style-name="T9">Google Deployment Manager</text:span></text:p>
          </table:table-cell>
          <table:table-cell table:style-name="Table1.A1" office:value-type="string">
            <text:p text:style-name="P2">Enfocadas en un proveedor concreto.</text:p>
          </table:table-cell>
        </table:table-row>
        <table:table-row table:style-name="Table1.5">
          <table:table-cell table:style-name="Table1.A1" office:value-type="string">
            <text:p text:style-name="P2"><text:span text:style-name="T9">Lenguaje de programación</text:span></text:p>
          </table:table-cell>
          <table:table-cell table:style-name="Table1.A1" office:value-type="string">
            <text:p text:style-name="P2"><text:span text:style-name="T9">Pulumi</text:span></text:p>
          </table:table-cell>
          <table:table-cell table:style-name="Table1.A1" office:value-type="string">
            <text:p text:style-name="P2">Permite usar lenguajes como TypeScript o Python para IaC.</text:p>
          </table:table-cell>
        </table:table-row>
      </table:table>
      <text:p text:style-name="P31">Terraform se posiciona como una herramienta de <text:span text:style-name="T9">aprovisionamiento y gestión declarativa de infraestructura</text:span>. Se sitúa en la capa donde se <text:span text:style-name="T9">crean y administran recursos</text:span> (instancias, redes, bases de datos, etc.), integrándose fácilmente con herramientas de configuración como Ansible.</text:p>
      <text:list xml:id="list3817041252" text:style-name="WWNum2">
        <text:list-item>
          <text:p text:style-name="P44">🌱 Terraform = “Define la infraestructura que necesitas”.</text:p>
        </text:list-item>
        <text:list-item>
          <text:p text:style-name="P66">🧂 Salt Project = “Configura esa infraestructura una vez creada”.</text:p>
        </text:list-item>
      </text:list>
      <text:p text:style-name="Heading_20_1"><text:bookmark text:name="_fws4wuu5gmk3"/>2. ☁️ ¿Qué es Terraform?</text:p>
      <text:p text:style-name="P86"><text:bookmark text:name="_tglmnj5m5pm8"/>2.1 Descripción general de Terraform</text:p>
      <text:p text:style-name="P31"><text:span text:style-name="T9">Terraform</text:span> es una herramienta de <text:span text:style-name="T9">Infraestructura como Código (IaC)</text:span> desarrollada por <text:span text:style-name="T9">HashiCorp</text:span>, que permite definir, implementar y gestionar infraestructuras completas mediante archivos de configuración en formato <text:span text:style-name="T9">HCL (HashiCorp Configuration Language)</text:span>.</text:p>
      <text:p text:style-name="P31">Permite gestionar infraestructura en múltiples entornos:</text:p>
      <text:list xml:id="list1659608671" text:style-name="WWNum12">
        <text:list-item>
          <text:p text:style-name="P34">Nubes públicas (AWS, Azure, GCP)</text:p>
        </text:list-item>
        <text:list-item>
          <text:p text:style-name="P46">Plataformas privadas (VMware, OpenStack)</text:p>
        </text:list-item>
        <text:list-item>
          <text:p text:style-name="P46">Servicios SaaS (GitHub, Cloudflare, etc.)</text:p>
        </text:list-item>
        <text:list-item>
          <text:p text:style-name="P57">Infraestructura local (archivos, redes, contenedores)</text:p>
        </text:list-item>
      </text:list>
      <text:p text:style-name="P31">💡 La comunidad open-source sigue muy activa, y la mayoría de proveedores de nube ofrecen soporte oficial.</text:p>
      <text:p text:style-name="P86"><text:bookmark text:name="_cyy0owx0liow"/>2.2 Características principales</text:p>
      <text:p text:style-name="P13"><text:span text:style-name="T8">✔️</text:span> Lenguaje declarativo (HCL) — Describe el estado deseado de los recursos.</text:p>
      <text:p text:style-name="P13"><text:span text:style-name="T8">✔️ </text:span>Gestión de dependencias — Calcula el orden correcto de creación y destrucción.</text:p>
      <text:p text:style-name="P13"><text:span text:style-name="T8">✔️ </text:span>Multi-cloud y extensible — Funciona con cientos de proveedores.</text:p>
      <text:p text:style-name="P13"><text:span text:style-name="T8">✔️ </text:span>Planificación antes de aplicar — Permite previsualizar cambios (terraform plan).</text:p>
      <text:p text:style-name="P13"><text:span text:style-name="T8">✔️ </text:span>Gestión del estado — Mantiene un archivo terraform.tfstate para rastrear los recursos existentes.</text:p>
      <text:p text:style-name="P13"><text:span text:style-name="T8">✔️ </text:span>Modularidad — Posibilidad de crear módulos reutilizables.</text:p>
      <text:p text:style-name="P13"><text:span text:style-name="T8">✔️ </text:span>Automatización e integración CI/CD — Se integra con pipelines y herramientas de control de versiones.</text:p>
      <text:p text:style-name="P86"><text:bookmark text:name="_68rxw7v8mq1p"/>2.3 Casos de uso comun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9">Caso de uso</text:span></text:p>
          </table:table-cell>
          <table:table-cell table:style-name="Table2.A1" office:value-type="string">
            <text:p text:style-name="P1"><text:span text:style-name="T9">Ejemplo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9">Infraestructura en la nube</text:span></text:p>
          </table:table-cell>
          <table:table-cell table:style-name="Table2.A1" office:value-type="string">
            <text:p text:style-name="Standard">Crear VPCs, instancias EC2, bases de datos, balanceadores.</text:p>
          </table:table-cell>
        </table:table-row>
        <table:table-row table:style-name="Table2.3">
          <table:table-cell table:style-name="Table2.A1" office:value-type="string">
            <text:p text:style-name="Standard"><text:span text:style-name="T9">Entornos locales</text:span></text:p>
          </table:table-cell>
          <table:table-cell table:style-name="Table2.A1" office:value-type="string">
            <text:p text:style-name="Standard">Gestionar archivos, redes, y máquinas virtuales locales (VirtualBox, VMware)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9">Testing y entornos temporales</text:span></text:p>
          </table:table-cell>
          <table:table-cell table:style-name="Table2.A1" office:value-type="string">
            <text:p text:style-name="Standard">Crear entornos desechables para pruebas automáticas.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9">SaaS y servicios externos</text:span></text:p>
          </table:table-cell>
          <table:table-cell table:style-name="Table2.A1" office:value-type="string">
            <text:p text:style-name="Standard">Gestionar repositorios GitHub, DNS en Cloudflare o usuarios en Okta.</text:p>
          </table:table-cell>
        </table:table-row>
      </table:table>
      <text:p text:style-name="Heading_20_1"><text:bookmark text:name="_t84qetppxrsw"/>3. ⚙️ Instalación de Terraform</text:p>
      <text:p text:style-name="P31">Terraform es una herramienta de línea de comandos (CLI), distribuida como un binario único, que se instala fácilmente en cualquier sistema operativo.<text:line-break/>A continuación veremos los <text:span text:style-name="T9">requisitos</text:span>, los <text:span text:style-name="T9">métodos de instalación</text:span> por sistema operativo, y cómo <text:span text:style-name="T9">verificar</text:span> que la instalación sea correcta.</text:p>
      <text:p text:style-name="P86"><text:bookmark text:name="_60oodd6d2ykj"/>🧩 3.1 Requisitos previos</text:p>
      <text:p text:style-name="P31">Antes de instalar Terraform, asegúrate de cumplir con los siguientes requisito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9">Requisito</text:span></text:p>
          </table:table-cell>
          <table:table-cell table:style-name="Table3.A1" office:value-type="string">
            <text:p text:style-name="P1"><text:span text:style-name="T9">Descripción</text:span></text:p>
          </table:table-cell>
        </table:table-row>
        <table:table-row table:style-name="Table3.2">
          <table:table-cell table:style-name="Table3.A1" office:value-type="string">
            <text:p text:style-name="Standard"><text:span text:style-name="T9">Sistema Operativo</text:span></text:p>
          </table:table-cell>
          <table:table-cell table:style-name="Table3.A1" office:value-type="string">
            <text:p text:style-name="Standard">Linux, macOS o Windows (compatible con x86 y ARM).En algunos casos, es necesario tener activada la virtualización por hardware (VT-x o AMD-V) en la BIOS/UEFI.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9">Terminal / Consola</text:span></text:p>
          </table:table-cell>
          <table:table-cell table:style-name="Table3.A1" office:value-type="string">
            <text:p text:style-name="Standard">Acceso a una shell como Bash, PowerShell o CMD.</text:p>
          </table:table-cell>
        </table:table-row>
        <table:table-row table:style-name="Table3.2">
          <table:table-cell table:style-name="Table3.A1" office:value-type="string">
            <text:p text:style-name="Standard"><text:span text:style-name="T9">Conexión a Internet</text:span></text:p>
          </table:table-cell>
          <table:table-cell table:style-name="Table3.A1" office:value-type="string">
            <text:p text:style-name="Standard">Necesaria para descargar el binario y los providers.</text:p>
          </table:table-cell>
        </table:table-row>
        <table:table-row table:style-name="Table3.5">
          <table:table-cell table:style-name="Table3.A1" office:value-type="string">
            <text:p text:style-name="Standard"><text:span text:style-name="T9">Privilegios de instalación</text:span></text:p>
          </table:table-cell>
          <table:table-cell table:style-name="Table3.A1" office:value-type="string">
            <text:p text:style-name="P30">Permisos de administrador o sudo.</text:p>
          </table:table-cell>
        </table:table-row>
        <table:table-row table:style-name="Table3.5">
          <table:table-cell table:style-name="Table3.A1" office:value-type="string">
            <text:p text:style-name="Standard"><text:span text:style-name="T9">Herramientas opcionales</text:span></text:p>
          </table:table-cell>
          <table:table-cell table:style-name="Table3.A1" office:value-type="string">
            <text:p text:style-name="Standard">Git (para clonar módulos), un editor como VS Code con extensión Terraform.</text:p>
          </table:table-cell>
        </table:table-row>
      </table:table>
      <text:p text:style-name="P86"><text:bookmark text:name="_opu3bqqchxdi"/>🐧 3.2 Métodos de instalación</text:p>
      <text:p text:style-name="Standard">En la página oficial de Terraform, se indican los distintos tipos de instalaciones <text:a xlink:type="simple" xlink:href="https://developer.hashicorp.com/terraform/install" text:style-name="ListLabel_20_154" text:visited-style-name="ListLabel_20_154"><text:span text:style-name="T17">https://developer.hashicorp.com/terraform/install</text:span></text:a></text:p>
      <text:p text:style-name="P31">Ahí observamos Terraform puede instalarse de varias maneras. Los métodos más comunes son:</text:p>
      <text:list xml:id="list1656109608" text:style-name="WWNum6">
        <text:list-item>
          <text:p text:style-name="P35">Descargando el binario desde el sitio oficial de HashiCorp.</text:p>
        </text:list-item>
        <text:list-item>
          <text:p text:style-name="P47">Usando un gestor de paquetes (apt, brew, chocolatey).</text:p>
        </text:list-item>
        <text:list-item>
          <text:p text:style-name="P58">Usando herramientas automatizadas (como asdf o tfenv).</text:p>
        </text:list-item>
      </text:list>
      <text:p text:style-name="P82"><text:bookmark text:name="_fbvb5e9hz014"/>3.2.1 Instalación en Linux</text:p>
      <text:p text:style-name="P31"><text:span text:style-name="T18">Método A — Usando apt (Debian/Ubuntu)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span text:style-name="T20">wget -O - https://apt.releases.hashicorp.com/gpg | sudo gpg --dearmor -o /usr/share/keyrings/hashicorp-archive-keyring.gpg<text:line-break/><text:line-break/></text:span><text:span text:style-name="T22">echo</text:span><text:span text:style-name="T20"> </text:span><text:span text:style-name="T23">"deb [arch=</text:span><text:span text:style-name="T25">$(dpkg --print-architecture)</text:span><text:span text:style-name="T23"> signed-by=/usr/share/keyrings/hashicorp-archive-keyring.gpg] https://apt.releases.hashicorp.com </text:span><text:span text:style-name="T25">$(grep -oP '(?&lt;=UBUNTU_CODENAME=)</text:span><text:span text:style-name="T23">.*' /etc/os-release || lsb_release -cs) main"</text:span><text:span text:style-name="T20"> | sudo tee /etc/apt/sources.list.d/hashicorp.list<text:line-break/><text:line-break/>sudo apt update &amp;&amp; sudo apt install terraform</text:span></text:p>
          </table:table-cell>
        </table:table-row>
      </table:table>
      <text:p text:style-name="P31"><text:span text:style-name="T9">Método B — Descarga manual:</text:span></text:p>
      <text:p text:style-name="Standard">Descargar la última versión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5"><text:span text:style-name="T20">wget https://releases.hashicorp.com/terraform/1.13.3/terraform_1.13.3_linux_amd64.zip</text:span></text:p>
          </table:table-cell>
        </table:table-row>
      </table:table>
      <text:p text:style-name="Standard"><text:soft-page-break/>Descomprimir el binario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5"><text:span text:style-name="T20">unzip terraform_1.13.3_linux_amd64.zip</text:span></text:p>
          </table:table-cell>
        </table:table-row>
      </table:table>
      <text:p text:style-name="Standard">Moverlo al PATH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5"><text:span text:style-name="T20">sudo mv terraform /usr/</text:span><text:span text:style-name="T22">local</text:span><text:span text:style-name="T20">/bin/</text:span></text:p>
          </table:table-cell>
        </table:table-row>
      </table:table>
      <text:p text:style-name="P82"><text:bookmark text:name="_qw0f9gg6hxc8"/>3.2.2 Instalación en macOS</text:p>
      <text:p text:style-name="P31"><text:span text:style-name="T18">Método A — Usando Homebrew (recomendado)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5"><text:span text:style-name="T20">brew tap hashicorp/tap<text:line-break/>brew install hashicorp/tap/terraform</text:span></text:p>
          </table:table-cell>
        </table:table-row>
      </table:table>
      <text:p text:style-name="P31"><text:span text:style-name="T9">Método B — Descarga manual:</text:span></text:p>
      <text:p text:style-name="Standard">Descargar la última versión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5"><text:span text:style-name="T20">curl -o terraform.zip https://releases.hashicorp.com/terraform/1.13.3/terraform_1.13.3_darwin_amd64.zip</text:span></text:p>
          </table:table-cell>
        </table:table-row>
      </table:table>
      <text:p text:style-name="Standard">Descomprime el fichero zip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5"><text:span text:style-name="T20">unzip terraform.zip</text:span></text:p>
          </table:table-cell>
        </table:table-row>
      </table:table>
      <text:p text:style-name="Standard">Moverlo al PATH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5"><text:span text:style-name="T20">sudo mv terraform /usr/</text:span><text:span text:style-name="T22">local</text:span><text:span text:style-name="T20">/bin/</text:span></text:p>
          </table:table-cell>
        </table:table-row>
      </table:table>
      <text:p text:style-name="P82"><text:bookmark text:name="_1kokwuoqh5ml"/>3.2.3 Instalación en Windows</text:p>
      <text:p text:style-name="P31"><text:span text:style-name="T18">Método A — Usando Chocolatey (recomendado)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5"><text:span text:style-name="T20">choco install terraform</text:span></text:p>
          </table:table-cell>
        </table:table-row>
      </table:table>
      <text:p text:style-name="P31"><text:span text:style-name="T9">Método B — Manual:</text:span></text:p>
      <text:list xml:id="list1288961291" text:style-name="WWNum8">
        <text:list-item>
          <text:p text:style-name="P67">Descarga el archivo ZIP desde<text:line-break/> 👉<text:a xlink:type="simple" xlink:href="https://developer.hashicorp.com/terraform/downloads" text:style-name="ListLabel_20_154" text:visited-style-name="ListLabel_20_154"><text:span text:style-name="T17"> https://developer.hashicorp.com/terraform/downloads</text:span></text:a></text:p>
        </text:list-item>
        <text:list-item>
          <text:p text:style-name="P67">Extrae el binario terraform.exe.</text:p>
        </text:list-item>
        <text:list-item>
          <text:p text:style-name="P67">Añade su carpeta al PATH del sistema:<text:line-break/><text:span text:style-name="T19">Panel de Control → Sistema → Configuración avanzada → Variables de entorno → Path → Editar.</text:span></text:p>
        </text:list-item>
      </text:list>
      <text:p text:style-name="P86"><text:bookmark text:name="_9xvz9i3vroyu"/>✅ 3.3 Verificación de la instalación</text:p>
      <text:p text:style-name="P31">Una vez instalado Terraform, abre tu terminal y ejecuta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5"><text:span text:style-name="T20">terraform version</text:span></text:p>
          </table:table-cell>
        </table:table-row>
      </table:table>
      <text:p text:style-name="P31">También puedes ejecutar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5"><text:span text:style-name="T20">terraform</text:span></text:p>
          </table:table-cell>
        </table:table-row>
      </table:table>
      <text:p text:style-name="P31">para ver la lista completa de comandos disponibles (plan, apply, init, destroy, etc.).</text:p>
      <text:p text:style-name="Standard">💡 Si el comando no se reconoce, revisa que la ruta al binario esté en tu variable de entorno PATH.</text:p>
      <text:p text:style-name="Heading_20_1"><text:bookmark text:name="_phhwpomg81j3"/>4. 🚀 Primer contacto con el CLI de Terraform</text:p>
      <text:p text:style-name="P31">Vamos a realizar un <text:span text:style-name="T9">HelloWorldo</text:span> para validar que Terraform funciona correctamente.</text:p>
      <text:p text:style-name="Standard"><text:span text:style-name="T9">Crea una carpeta para tu primer proyecto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5"><text:span text:style-name="T20">mkdir terraform-hello<text:line-break/></text:span><text:span text:style-name="T22">cd</text:span><text:span text:style-name="T20"> terraform-hello</text:span></text:p>
          </table:table-cell>
        </table:table-row>
      </table:table>
      <text:p text:style-name="Standard"><text:span text:style-name="T9">📄 Crea un archivo main.tf:<text:line-break/></text:span>Desde Linux, puedes crearlo por ejemplo con la orden “nano main.tf”</text:p>
      <text:p text:style-name="Standard"/>
      <text:p text:style-name="Standard">El contenido del fichero será:</text:p>
      <text:p text:style-name="Standard"><text:span text:style-name="T9">📄 main.tf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5"><text:span text:style-name="T20">terraform {<text:line-break/> <text:s/>required_version = </text:span><text:span text:style-name="T23">"&gt;= 1.0.0"</text:span><text:span text:style-name="T20"><text:line-break/>}<text:line-break/><text:line-break/></text:span><text:span text:style-name="T28"># Usando un provider local</text:span><text:span text:style-name="T20"><text:line-break/>provider </text:span><text:span text:style-name="T23">"local"</text:span><text:span text:style-name="T20"> {}<text:line-break/></text:span><text:span text:style-name="T22"><text:line-break/>resource </text:span><text:span text:style-name="T23">"local_file"</text:span><text:span text:style-name="T20"> </text:span><text:span text:style-name="T23">"hello"</text:span><text:span text:style-name="T20"> {<text:line-break/> <text:s/>filename = </text:span><text:span text:style-name="T23">"</text:span><text:span text:style-name="T25">${path.module}</text:span><text:span text:style-name="T23">/hello.txt"</text:span><text:span text:style-name="T20"><text:line-break/> <text:s/>content <text:s/>= </text:span><text:span text:style-name="T23">"¡Hola mundo Terraform!"</text:span><text:span text:style-name="T20"><text:line-break/>}</text:span></text:p>
          </table:table-cell>
        </table:table-row>
      </table:table>
      <text:p text:style-name="P3"/>
      <text:p text:style-name="Standard"><text:span text:style-name="T9">Inicializa el proyecto:</text:span></text:p>
      <text:p text:style-name="Standard">Abre una terminal y sitúate en el directorio raíz del proyecto (donde se encuentra el archivo main.tf). Una vez allí puedes ejecutar el comando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5"><text:span text:style-name="T21"><text:s/>terraform init</text:span></text:p>
          </table:table-cell>
        </table:table-row>
      </table:table>
      <text:p text:style-name="P13"><text:span text:style-name="T9">👉 Terraform descargará el provider “local”.</text:span></text:p>
      <text:p text:style-name="P3"/>
      <text:p text:style-name="Standard"><text:span text:style-name="T9">Planifica los cambios: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5"><text:span text:style-name="T21"><text:s/>terraform plan</text:span></text:p>
          </table:table-cell>
        </table:table-row>
      </table:table>
      <text:p text:style-name="P14">Con este comando un resumen con los recursos que se crearán. Este comando no hace cambios, solo te informa de los cambios que se realizarán, de posibles errores, etc.</text:p>
      <text:p text:style-name="P14"><text:span text:style-name="T9">Aplica los cambios:</text:span></text:p>
      <text:p text:style-name="P14">Con este comando, aplicaremos los cambios.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5"><text:span text:style-name="T20">terraform apply</text:span></text:p>
          </table:table-cell>
        </table:table-row>
      </table:table>
      <text:p text:style-name="Standard">Escribe “yes” cuando se te solicite. En este ejemplo, Terraform creará el archivo hello.txt.</text:p>
      <text:p text:style-name="Standard"><text:span text:style-name="T9">Verifica el resultado: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5"><text:span text:style-name="T20">cat hello.txt</text:span></text:p>
          </table:table-cell>
        </table:table-row>
      </table:table>
      <text:p text:style-name="Standard"><text:s/>Deberías ver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5"><text:span text:style-name="T20"><text:s/>¡Hola mundo Terraform!</text:span></text:p>
          </table:table-cell>
        </table:table-row>
      </table:table>
      <text:p text:style-name="Standard"><text:soft-page-break/><text:span text:style-name="T9">Destruye los recursos:</text:span></text:p>
      <text:p text:style-name="Standard">Una vez hayas finalizado, con este comando se destruirán los recursos creados por Terraform.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5"><text:span text:style-name="T20">terraform destroy</text:span></text:p>
          </table:table-cell>
        </table:table-row>
      </table:table>
      <text:p text:style-name="P31">🎉 ¡Listo! Has hecho tu primera ejecución completa con Terraform, utilizando el ciclo:</text:p>
      <text:p text:style-name="Standard"><text:span text:style-name="T9"><text:s/>init → plan → apply → destroy.</text:span></text:p>
      <text:p text:style-name="Heading_20_1"><text:bookmark text:name="_3d6s3w60vuce"/>5. 🏗️ Estructura de un proyecto Terraform</text:p>
      <text:p text:style-name="P31">Terraform organiza la infraestructura en <text:span text:style-name="T9">archivos de configuración</text:span> (con extensión <text:span text:style-name="T29">.tf</text:span>) que definen recursos, variables, outputs y otros elementos del entorno.<text:line-break/>Una buena estructura es clave para la <text:span text:style-name="T9">mantenibilidad, escalabilidad y colaboración</text:span> entre equipos.</text:p>
      <text:p text:style-name="P86"><text:bookmark text:name="_33kshydvzlp5"/>📂 5.1 Archivos y carpetas típicos</text:p>
      <text:p text:style-name="P31">A medida que el proyecto crece, es recomendable seguir una estructura clara y modular.<text:line-break/>Un proyecto básico suele tener:</text:p>
      <text:p text:style-name="Standard"><text:span text:style-name="T9">terraform-project/</text:span></text:p>
      <text:p text:style-name="Standard"><text:span text:style-name="T9">├── main.tf</text:span></text:p>
      <text:p text:style-name="Standard"><text:span text:style-name="T9">├── variables.tf</text:span></text:p>
      <text:p text:style-name="Standard"><text:span text:style-name="T9">├── outputs.tf</text:span></text:p>
      <text:p text:style-name="Standard"><text:span text:style-name="T9">├── terraform.tfvars</text:span></text:p>
      <text:p text:style-name="P3"/>
      <text:p text:style-name="Heading_20_2"><text:bookmark text:name="_nhsqso16tjwu"/>⚙️ 5.2 ¿Qué es main.tf, variables.tf, outputs.tf, terraform.tfstate?</text:p>
      <text:p text:style-name="P31">Veamos el propósito de cada uno:</text:p>
      <text:p text:style-name="Standard"><text:span text:style-name="T9">🧱 main.tf</text:span></text:p>
      <text:p text:style-name="P31">Es el <text:span text:style-name="T9">núcleo del proyecto</text:span>, donde se definen los <text:span text:style-name="T9">recursos principales</text:span> (instancias, redes, bases de datos, etc.).</text:p>
      <text:p text:style-name="P31">Ejempl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5"><text:span text:style-name="T20">resource </text:span><text:span text:style-name="T23">"local_file"</text:span><text:span text:style-name="T20"> </text:span><text:span text:style-name="T23">"hello"</text:span><text:span text:style-name="T20"> {<text:line-break/> <text:s/>filename = "${path.module}/hello.txt"<text:line-break/> <text:s/>content <text:s/>= "Hola mundo Terraform!"<text:line-break/>}</text:span></text:p>
          </table:table-cell>
        </table:table-row>
      </table:table>
      <text:p text:style-name="Standard"><text:span text:style-name="T9">⚙️ variables.tf</text:span></text:p>
      <text:p text:style-name="P31">Aquí se declaran las <text:span text:style-name="T9">variables de entrada</text:span>, que permiten parametrizar tu infraestructura.<text:line-break/>Esto facilita reutilizar el mismo código en distintos entornos (dev, staging, prod).</text:p>
      <text:p text:style-name="P31"><text:span text:style-name="T9">Ejemplo: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5"><text:span text:style-name="T20">variable </text:span><text:span text:style-name="T23">"filename"</text:span><text:span text:style-name="T20"> {<text:line-break/> <text:s/>description = "Ruta del archivo a crear"<text:line-break/> <text:s/>type <text:s text:c="7"/>= string<text:line-break/> <text:s/>default <text:s text:c="4"/>= "hello.txt"<text:line-break/>}<text:line-break/><text:line-break/>variable </text:span><text:span text:style-name="T23">"message"</text:span><text:span text:style-name="T20"> {<text:line-break/> <text:s/>description = "Contenido del archivo"<text:line-break/> <text:s/>type <text:s text:c="7"/>= string<text:line-break/>}</text:span></text:p>
          </table:table-cell>
        </table:table-row>
      </table:table>
      <text:p text:style-name="Standard"><text:span text:style-name="T9">📤 outputs.tf</text:span></text:p>
      <text:p text:style-name="P31">Define las <text:span text:style-name="T9">salidas o valores de salida</text:span> del proyecto, útiles para mostrar información relevante al final de una ejecución o compartirla con otros módulos.</text:p>
      <text:p text:style-name="P31"><text:span text:style-name="T9">Ejemplo: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5"><text:span text:style-name="T20">output </text:span><text:span text:style-name="T23">"file_path"</text:span><text:span text:style-name="T20"> {<text:line-break/> <text:s/>description = "Ruta del archivo generado"<text:line-break/> <text:s/>value <text:s text:c="6"/>= local_file.hello.filename<text:line-break/>}</text:span></text:p>
          </table:table-cell>
        </table:table-row>
      </table:table>
      <text:p text:style-name="Standard"><text:span text:style-name="T9">🧾 terraform.tfstate</text:span></text:p>
      <text:p text:style-name="P31">Este archivo es <text:span text:style-name="T9">crítico</text:span>: contiene el <text:span text:style-name="T9">estado actual de la infraestructura</text:span> gestionada por Terraform.<text:line-break/>Guarda identificadores, atributos y dependencias de todos los recursos.</text:p>
      <text:p text:style-name="P31">⚠️ <text:span text:style-name="T9">Nunca lo edites manualmente.</text:span></text:p>
      <text:list xml:id="list641114862" text:style-name="WWNum10">
        <text:list-item>
          <text:p text:style-name="P72">Se genera automáticamente al ejecutar “terraform apply”.</text:p>
        </text:list-item>
        <text:list-item>
          <text:p text:style-name="P73">Sirve para comparar el estado real con el declarado en código.</text:p>
        </text:list-item>
        <text:list-item>
          <text:p text:style-name="P59">Puede almacenarse localmente o en un backend remoto (S3, GCS, Terraform Cloud).</text:p>
        </text:list-item>
      </text:list>
      <text:p text:style-name="P31">Ejemplo (extracto simplificado)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5"><text:span text:style-name="T20">{<text:line-break/> <text:s/>"version": </text:span><text:span text:style-name="T25">4</text:span><text:span text:style-name="T20">,<text:line-break/> <text:s/>"resources": [<text:line-break/> <text:s text:c="3"/>{<text:line-break/> <text:s text:c="5"/>"type": </text:span><text:span text:style-name="T23">"local_file"</text:span><text:span text:style-name="T20">,<text:line-break/> <text:s text:c="5"/>"name": </text:span><text:span text:style-name="T23">"hello"</text:span><text:span text:style-name="T20">,<text:line-break/> <text:s text:c="5"/>"instances": [<text:line-break/> <text:s text:c="7"/>{<text:line-break/> <text:s text:c="9"/>"attributes": {<text:line-break/> <text:s text:c="11"/>"filename": </text:span><text:span text:style-name="T23">"hello.txt"</text:span><text:span text:style-name="T20">,<text:line-break/> <text:s text:c="11"/>"content": </text:span><text:span text:style-name="T23">"Hola mundo Terraform!"</text:span><text:span text:style-name="T20"><text:line-break/> <text:s text:c="9"/>}<text:line-break/> <text:s text:c="7"/>}<text:line-break/> <text:s text:c="5"/>]<text:line-break/> <text:s text:c="3"/>}<text:line-break/> <text:s/>]<text:line-break/>}</text:span></text:p>
          </table:table-cell>
        </table:table-row>
      </table:table>
      <text:p text:style-name="P86"><text:bookmark text:name="_nms20flfqjpc"/>🧩 5.3 Separación de responsabilidades en archivos</text:p>
      <text:p text:style-name="P31">Separar la configuración en varios archivos <text:span text:style-name="T29">.tf</text:span> <text:span text:style-name="T9">no afecta</text:span> el orden de ejecución: Terraform combina todos los archivos del mismo directorio antes de aplicar los cambios.</text:p>
      <text:p text:style-name="P31">Ejemplo de distribución recomendada: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"><text:span text:style-name="T9">Archivo</text:span></text:p>
          </table:table-cell>
          <table:table-cell table:style-name="Table27.A1" office:value-type="string">
            <text:p text:style-name="P1"><text:span text:style-name="T9">Función</text:span></text:p>
          </table:table-cell>
        </table:table-row>
        <table:table-row table:style-name="Table27.2">
          <table:table-cell table:style-name="Table27.A1" office:value-type="string">
            <text:p text:style-name="P30"><text:span text:style-name="T9">provider.tf</text:span></text:p>
          </table:table-cell>
          <table:table-cell table:style-name="Table27.A1" office:value-type="string">
            <text:p text:style-name="P30">Define los proveedores (AWS, Azure, GCP, local, etc.)</text:p>
          </table:table-cell>
        </table:table-row>
        <table:table-row table:style-name="Table27.2">
          <table:table-cell table:style-name="Table27.A1" office:value-type="string">
            <text:p text:style-name="P30"><text:span text:style-name="T9">main.tf</text:span></text:p>
          </table:table-cell>
          <table:table-cell table:style-name="Table27.A1" office:value-type="string">
            <text:p text:style-name="P30">Define los recursos principales.</text:p>
          </table:table-cell>
        </table:table-row>
        <table:table-row table:style-name="Table27.2">
          <table:table-cell table:style-name="Table27.A1" office:value-type="string">
            <text:p text:style-name="P30"><text:span text:style-name="T9">variables.tf</text:span></text:p>
          </table:table-cell>
          <table:table-cell table:style-name="Table27.A1" office:value-type="string">
            <text:p text:style-name="P30">Declara las variables de entrada.</text:p>
          </table:table-cell>
        </table:table-row>
        <table:table-row table:style-name="Table27.2">
          <table:table-cell table:style-name="Table27.A1" office:value-type="string">
            <text:p text:style-name="P30"><text:span text:style-name="T9">outputs.tf</text:span></text:p>
          </table:table-cell>
          <table:table-cell table:style-name="Table27.A1" office:value-type="string">
            <text:p text:style-name="P30">Muestra información relevante al final de la ejecución.</text:p>
          </table:table-cell>
        </table:table-row>
        <table:table-row table:style-name="Table27.2">
          <table:table-cell table:style-name="Table27.A1" office:value-type="string">
            <text:p text:style-name="P30"><text:span text:style-name="T9">terraform.tfvars</text:span></text:p>
          </table:table-cell>
          <table:table-cell table:style-name="Table27.A1" office:value-type="string">
            <text:p text:style-name="P30">Asigna valores concretos a las variables declaradas.</text:p>
          </table:table-cell>
        </table:table-row>
      </table:table>
      <text:p text:style-name="Standard"/>
      <text:p text:style-name="Standard"/>
      <text:p text:style-name="P86"><text:bookmark text:name="_510px97nfxqq"/>🧠 5.4 Buenas prácticas desde el inicio</text:p>
      <text:p text:style-name="P31"><text:span text:style-name="T8">✔️ </text:span><text:span text:style-name="T9">1. Mantén una estructura modular:<text:line-break/></text:span> Divide tu infraestructura en módulos reutilizables (por servicio o componente).</text:p>
      <text:p text:style-name="Standard"><text:span text:style-name="T8">✔️ </text:span><text:span text:style-name="T9">2. Usa control de versiones (Git):<text:line-break/></text:span>No subas el archivo terraform.tfstate ni .terraform/ al repositorio.<text:line-break/>Agrega un <text:span text:style-name="T9">.gitignore: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5"><text:span text:style-name="T20">.terraform/<text:line-break/>terraform.tfstate<text:line-break/>terraform.tfstate.backup</text:span></text:p>
          </table:table-cell>
        </table:table-row>
      </table:table>
      <text:p text:style-name="P31"><text:span text:style-name="T8">✔️ </text:span><text:span text:style-name="T9">3. Define versiones explícitas:<text:line-break/></text:span> Bloquear versiones de Terraform y providers evita comportamientos inesperados.</text:p>
      <text:p text:style-name="P31"><text:span text:style-name="T8">✔️ </text:span><text:span text:style-name="T9">4. Usa nombres descriptivos:<text:line-break/></text:span> Los nombres de variables y outputs deben reflejar su propósito real.</text:p>
      <text:p text:style-name="Standard"><text:soft-page-break/><text:span text:style-name="T8">✔️ </text:span><text:span text:style-name="T9">5. Mantén el estado remoto:</text:span><text:line-break/>Para equipos, guarda el terraform.tfstate en un backend remoto como S3, Azure Blob o Terraform Cloud.</text:p>
      <text:p text:style-name="P3"/>
      <text:p text:style-name="Standard"><text:span text:style-name="T8">✔️ </text:span><text:span text:style-name="T9">6. Documenta:</text:span><text:line-break/>Para proyectos de cierta envergadura, es una buena prácticar Incluir un README.md explicando cómo ejecutar el proyecto, las variables requeridas y las dependencias.</text:p>
      <text:p text:style-name="Heading_20_1"><text:bookmark text:name="_ux2f6f39ti2y"/>6. 🔁 El ciclo de vida de Terraform</text:p>
      <text:p text:style-name="P31">Terraform sigue un ciclo bien definido que garantiza <text:span text:style-name="T9">consistencia, seguridad y control de cambios</text:span> sobre la infraestructura. Los comandos principales de este ciclo son:</text:p>
      <text:p text:style-name="P76"><text:span text:style-name="T9">init → plan → apply → destroy</text:span></text:p>
      <text:p text:style-name="P31">Cada etapa tiene un propósito específico dentro del flujo de trabajo de IaC.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"><text:span text:style-name="T9">Etapa</text:span></text:p>
          </table:table-cell>
          <table:table-cell table:style-name="Table29.A1" office:value-type="string">
            <text:p text:style-name="P1"><text:span text:style-name="T9">Descripción</text:span></text:p>
          </table:table-cell>
        </table:table-row>
        <table:table-row table:style-name="Table29.2">
          <table:table-cell table:style-name="Table29.A1" office:value-type="string">
            <text:p text:style-name="P30"><text:span text:style-name="T9">terraform init</text:span></text:p>
          </table:table-cell>
          <table:table-cell table:style-name="Table29.A1" office:value-type="string">
            <text:p text:style-name="Standard">Inicializa el proyecto y descarga los providers necesarios.</text:p>
          </table:table-cell>
        </table:table-row>
        <table:table-row table:style-name="Table29.3">
          <table:table-cell table:style-name="Table29.A1" office:value-type="string">
            <text:p text:style-name="P30"><text:span text:style-name="T9">terraform plan</text:span></text:p>
          </table:table-cell>
          <table:table-cell table:style-name="Table29.A1" office:value-type="string">
            <text:p text:style-name="Standard">Compara el estado actual con el deseado y muestra los cambios que se aplicarán.</text:p>
          </table:table-cell>
        </table:table-row>
        <table:table-row table:style-name="Table29.3">
          <table:table-cell table:style-name="Table29.A1" office:value-type="string">
            <text:p text:style-name="P30"><text:span text:style-name="T9">terraform apply</text:span></text:p>
          </table:table-cell>
          <table:table-cell table:style-name="Table29.A1" office:value-type="string">
            <text:p text:style-name="Standard">Ejecuta los cambios propuestos para alcanzar el estado deseado.</text:p>
          </table:table-cell>
        </table:table-row>
        <table:table-row table:style-name="Table29.5">
          <table:table-cell table:style-name="Table29.A1" office:value-type="string">
            <text:p text:style-name="P30"><text:span text:style-name="T9">terraform destroy</text:span></text:p>
          </table:table-cell>
          <table:table-cell table:style-name="Table29.A1" office:value-type="string">
            <text:p text:style-name="Standard">Elimina todos los recursos gestionados por Terraform.</text:p>
          </table:table-cell>
        </table:table-row>
      </table:table>
      <text:p text:style-name="P31">💡 <text:span text:style-name="T9">Idea clave:</text:span> Terraform nunca aplica cambios directamente sin que puedas <text:span text:style-name="T9">ver o aprobar previamente</text:span> lo que hará.</text:p>
      <text:p text:style-name="P86"><text:bookmark text:name="_4labbn2dyu5q"/>⚙️ 6.1 ¿Qué hace cada comando?</text:p>
      <text:p text:style-name="Standard"><text:span text:style-name="T9">🧩 terraform init</text:span></text:p>
      <text:list xml:id="list2576099507" text:style-name="WWNum17">
        <text:list-item>
          <text:p text:style-name="P36">Prepara el entorno para su uso.</text:p>
        </text:list-item>
        <text:list-item>
          <text:p text:style-name="P48">Descarga los <text:span text:style-name="T9">providers</text:span> (por ejemplo, AWS, Azure, local, etc.).</text:p>
        </text:list-item>
        <text:list-item>
          <text:p text:style-name="P48">Crea la carpeta “.terraform/” donde guarda dependencias y plugins.</text:p>
        </text:list-item>
        <text:list-item>
          <text:p text:style-name="P60">Debe ejecutarse <text:span text:style-name="T9">solo una vez</text:span> al comenzar un proyecto o si se cambian providers.</text:p>
        </text:list-item>
      </text:list>
      <text:p text:style-name="P31"><text:span text:style-name="T9">Ejemplo: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5"><text:span text:style-name="T20">terraform init</text:span></text:p>
          </table:table-cell>
        </table:table-row>
      </table:table>
      <text:p text:style-name="Standard"><text:span text:style-name="T9">🔍 terraform plan</text:span></text:p>
      <text:list xml:id="list3942850638" text:style-name="WWNum14">
        <text:list-item>
          <text:p text:style-name="P68">Analiza los archivos .tf y el estado actual (terraform.tfstate).</text:p>
        </text:list-item>
        <text:list-item>
          <text:p text:style-name="P68">Muestra los cambios que se harán sin aplicarlos todavía.</text:p>
        </text:list-item>
        <text:list-item>
          <text:p text:style-name="P68">Permite revisar y aprobar antes de ejecutar.</text:p>
        </text:list-item>
      </text:list>
      <text:p text:style-name="P31"><text:span text:style-name="T9">Ejemplo: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5"><text:span text:style-name="T20">terraform plan</text:span></text:p>
          </table:table-cell>
        </table:table-row>
      </table:table>
      <text:p text:style-name="P31">💡 <text:span text:style-name="T9">Consejo:</text:span> Guarda el plan en un archivo para revisión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5"><text:span text:style-name="T20">terraform plan -out=plan.tfplan</text:span></text:p>
          </table:table-cell>
        </table:table-row>
      </table:table>
      <text:p text:style-name="P31">Y luego puedes aplicarlo directamente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5"><text:span text:style-name="T20">terraform apply plan.tfplan</text:span></text:p>
          </table:table-cell>
        </table:table-row>
      </table:table>
      <text:p text:style-name="Standard"><text:span text:style-name="T9">🚀 terraform apply</text:span></text:p>
      <text:list xml:id="list3412665600" text:style-name="WWNum4">
        <text:list-item>
          <text:p text:style-name="P37">Aplica los cambios planificados.</text:p>
        </text:list-item>
        <text:list-item>
          <text:p text:style-name="P49">Terraform crea, modifica o elimina los recursos necesarios para alcanzar el <text:span text:style-name="T9">estado deseado</text:span>.</text:p>
        </text:list-item>
        <text:list-item>
          <text:p text:style-name="P69">Antes de ejecutar, pide confirmación (a menos que uses -auto-approve).</text:p>
        </text:list-item>
      </text:list>
      <text:p text:style-name="P31"><text:span text:style-name="T9">Ejemplo: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5"><text:span text:style-name="T20">terraform apply</text:span></text:p>
          </table:table-cell>
        </table:table-row>
      </table:table>
      <text:p text:style-name="P31">💡 Terraform actualiza el archivo <text:span text:style-name="T9">terraform.tfstate</text:span> automáticamente al finalizar.</text:p>
      <text:p text:style-name="Standard"><text:span text:style-name="T9">💣 terraform destroy</text:span></text:p>
      <text:list xml:id="list38116917" text:style-name="WWNum13">
        <text:list-item>
          <text:p text:style-name="P38">Elimina <text:span text:style-name="T9">todos los recursos definidos</text:span> en el estado actual.</text:p>
        </text:list-item>
        <text:list-item>
          <text:p text:style-name="P50">Muy útil para <text:span text:style-name="T9">limpiar entornos de prueba o desarrollo</text:span>.</text:p>
        </text:list-item>
        <text:list-item>
          <text:p text:style-name="P61">Solicita confirmación antes de borrar.</text:p>
        </text:list-item>
      </text:list>
      <text:p text:style-name="P31"><text:span text:style-name="T9">Ejemplo: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5"><text:span text:style-name="T20">terraform destroy</text:span></text:p>
          </table:table-cell>
        </table:table-row>
      </table:table>
      <text:p text:style-name="P86"><text:bookmark text:name="_ojps339bzm4o"/></text:p>
      <text:p text:style-name="P86"><text:bookmark text:name="_7zcazsbp3qr1"/>🧮 6.2 Control de cambios: planificación vs ejecución</text:p>
      <text:p text:style-name="Standard">Terraform separa la planificación (plan) de la ejecución (apply) para garantizar seguridad y previsibilidad.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"><text:span text:style-name="T9">Concepto</text:span></text:p>
          </table:table-cell>
          <table:table-cell table:style-name="Table36.A1" office:value-type="string">
            <text:p text:style-name="P1"><text:span text:style-name="T9">Planificación</text:span></text:p>
          </table:table-cell>
          <table:table-cell table:style-name="Table36.A1" office:value-type="string">
            <text:p text:style-name="P1"><text:span text:style-name="T9">Ejecución</text:span></text:p>
          </table:table-cell>
        </table:table-row>
        <table:table-row table:style-name="Table36.2">
          <table:table-cell table:style-name="Table36.A1" office:value-type="string">
            <text:p text:style-name="Standard">Propósito</text:p>
          </table:table-cell>
          <table:table-cell table:style-name="Table36.A1" office:value-type="string">
            <text:p text:style-name="Standard">Analizar los cambios requeridos</text:p>
          </table:table-cell>
          <table:table-cell table:style-name="Table36.A1" office:value-type="string">
            <text:p text:style-name="Standard">Aplicar los cambios</text:p>
          </table:table-cell>
        </table:table-row>
        <table:table-row table:style-name="Table36.3">
          <table:table-cell table:style-name="Table36.A1" office:value-type="string">
            <text:p text:style-name="Standard">Modifica recursos</text:p>
          </table:table-cell>
          <table:table-cell table:style-name="Table36.A1" office:value-type="string">
            <text:p text:style-name="Standard">❌ No</text:p>
          </table:table-cell>
          <table:table-cell table:style-name="Table36.A1" office:value-type="string">
            <text:p text:style-name="Standard">✅ Sí</text:p>
          </table:table-cell>
        </table:table-row>
        <table:table-row table:style-name="Table36.2">
          <table:table-cell table:style-name="Table36.A1" office:value-type="string">
            <text:p text:style-name="Standard">Modifica el estado (tfstate)</text:p>
          </table:table-cell>
          <table:table-cell table:style-name="Table36.A1" office:value-type="string">
            <text:p text:style-name="Standard">❌ No</text:p>
          </table:table-cell>
          <table:table-cell table:style-name="Table36.A1" office:value-type="string">
            <text:p text:style-name="Standard">✅ Sí</text:p>
          </table:table-cell>
        </table:table-row>
        <table:table-row table:style-name="Table36.2">
          <table:table-cell table:style-name="Table36.A1" office:value-type="string">
            <text:p text:style-name="Standard">Ideal para</text:p>
          </table:table-cell>
          <table:table-cell table:style-name="Table36.A1" office:value-type="string">
            <text:p text:style-name="Standard">Revisar PRs, auditorías</text:p>
          </table:table-cell>
          <table:table-cell table:style-name="Table36.A1" office:value-type="string">
            <text:p text:style-name="Standard">Despliegue controlado</text:p>
          </table:table-cell>
        </table:table-row>
      </table:table>
      <text:p text:style-name="P31">💡 <text:span text:style-name="T9">Ejemplo práctico:</text:span></text:p>
      <text:list xml:id="list4058371310" text:style-name="WWNum9">
        <text:list-item>
          <text:p text:style-name="P70">En entornos CI/CD, se suele ejecutar “terraform plan” en las Pull Requests (solo lectura)<text:line-break/> y “terraform apply” en el pipeline de despliegue (solo tras aprobación).</text:p>
        </text:list-item>
      </text:list>
      <text:p text:style-name="Heading_20_2"><text:bookmark text:name="_lt485d8iwev7"/><text:soft-page-break/>🧾 6.4 Gestión del estado: terraform.tfstate</text:p>
      <text:p text:style-name="Standard">El archivo de estado (terraform.tfstate) es la pieza central del ciclo de vida de Terraform.<text:line-break/> Contiene información detallada sobre todos los recursos que Terraform gestiona.</text:p>
      <text:p text:style-name="P15"><text:span text:style-name="T9">📘 Funciones del estado:</text:span></text:p>
      <text:list xml:id="list1249007338" text:style-name="WWNum16">
        <text:list-item>
          <text:p text:style-name="P39">Guarda los <text:span text:style-name="T9">IDs reales</text:span> de los recursos en la nube.</text:p>
        </text:list-item>
        <text:list-item>
          <text:p text:style-name="P51">Permite comparar el <text:span text:style-name="T9">estado actual</text:span> con el <text:span text:style-name="T9">deseado</text:span>.</text:p>
        </text:list-item>
        <text:list-item>
          <text:p text:style-name="P51">Permite a Terraform aplicar <text:span text:style-name="T9">solo los cambios necesarios</text:span>.</text:p>
        </text:list-item>
        <text:list-item>
          <text:p text:style-name="P62">Facilita la <text:span text:style-name="T9">detección de drift</text:span> (deriva de configuración).</text:p>
        </text:list-item>
      </text:list>
      <text:p text:style-name="P15"><text:span text:style-name="T9">📂 Ubicación:</text:span></text:p>
      <text:p text:style-name="P31">Por defecto, se guarda localmente en el directorio del proyecto, pero puede almacenarse remotamente:</text:p>
      <text:p text:style-name="P31"><text:span text:style-name="T9">Ejemplo de backend remoto en S3: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5"><text:span text:style-name="T21">terraform {<text:line-break/> <text:s/>backend </text:span><text:span text:style-name="T24">"s3"</text:span><text:span text:style-name="T21"> {<text:line-break/> <text:s text:c="3"/>bucket <text:s text:c="8"/>= </text:span><text:span text:style-name="T24">"mi-bucket-terraform"</text:span><text:span text:style-name="T21"><text:line-break/> <text:s text:c="3"/>key <text:s text:c="11"/>= </text:span><text:span text:style-name="T24">"infraestructura/terraform.tfstate"</text:span><text:span text:style-name="T21"><text:line-break/> <text:s text:c="3"/>region <text:s text:c="8"/>= </text:span><text:span text:style-name="T24">"us-east-1"</text:span><text:span text:style-name="T21"><text:line-break/> <text:s text:c="3"/>encrypt <text:s text:c="7"/>= </text:span><text:span text:style-name="T26">true</text:span><text:span text:style-name="T21"><text:line-break/> <text:s/>}<text:line-break/>}</text:span></text:p>
          </table:table-cell>
        </table:table-row>
      </table:table>
      <text:p text:style-name="P32"/>
      <text:p text:style-name="P31"><text:span text:style-name="T8">✅ </text:span>Ventajas del backend remoto:</text:p>
      <text:list xml:id="list3460799460" text:style-name="WWNum11">
        <text:list-item>
          <text:p text:style-name="P40">Permite colaboración entre equipos.</text:p>
        </text:list-item>
        <text:list-item>
          <text:p text:style-name="P52">Evita pérdida del estado local.</text:p>
        </text:list-item>
        <text:list-item>
          <text:p text:style-name="P63">Habilita bloqueo de estado (state locking) para evitar conflictos concurrentes.</text:p>
        </text:list-item>
      </text:list>
      <text:p text:style-name="Heading_20_2"><text:bookmark text:name="_qbop1ljqfeec"/>🔒 6.5 Consideraciones de seguridad y backup del estado</text:p>
      <text:p text:style-name="Standard">El archivo <text:span text:style-name="T9">terraform.tfstate</text:span> contiene información sensible, como:</text:p>
      <text:list xml:id="list295293450" text:style-name="WWNum15">
        <text:list-item>
          <text:p text:style-name="P41">IDs de recursos.</text:p>
        </text:list-item>
        <text:list-item>
          <text:p text:style-name="P53">Nombres de usuarios.</text:p>
        </text:list-item>
        <text:list-item>
          <text:p text:style-name="P64">Contraseñas, tokens o claves (dependiendo del provider).</text:p>
        </text:list-item>
      </text:list>
      <text:p text:style-name="P31"><text:span text:style-name="T9">Buenas prácticas:</text:span></text:p>
      <text:p text:style-name="Standard"><text:span text:style-name="T8">✔️ </text:span>1. No lo subas al repositorio.<text:line-break/> Agrega en .<text:span text:style-name="T9">gitignore</text:span>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5"><text:span text:style-name="T20">terraform.tfstate<text:line-break/>terraform.tfstate.backup<text:line-break/>.terraform/</text:span></text:p>
          </table:table-cell>
        </table:table-row>
      </table:table>
      <text:p text:style-name="P31"><text:span text:style-name="T8">✔️ </text:span><text:span text:style-name="T9">2. Usa backends remotos seguros.<text:line-break/></text:span> Ejemplo: AWS S3 + DynamoDB, GCS + locking, Terraform Cloud.</text:p>
      <text:p text:style-name="Standard"><text:span text:style-name="T7">✔️ </text:span><text:span text:style-name="T9">3. Cifra el estado.</text:span><text:line-break/> Utiliza el parámetro encrypt = true o herramientas externas (KMS, Vault).</text:p>
      <text:p text:style-name="Standard"><text:span text:style-name="T7">✔️ </text:span><text:span text:style-name="T9">4. Realiza backups automáticos.</text:span><text:line-break/> Terraform genera un “.backup” automáticamente, pero puedes programar copias adicionales.</text:p>
      <text:p text:style-name="Standard"><text:span text:style-name="T7">✔️ </text:span><text:span text:style-name="T9">5. Controla accesos.</text:span><text:line-break/> Solo los usuarios autorizados deben poder leer o escribir el tfstate.</text:p>
      <text:p text:style-name="P80"><text:bookmark text:name="_impqb8j9up9d"/>6. ☁️ Introducción a los Providers en Terraform</text:p>
      <text:p text:style-name="P31">Los <text:span text:style-name="T9">providers (proveedores)</text:span> son <text:span text:style-name="T9">plugins</text:span> que permiten a Terraform comunicarse con diferentes plataformas o servicios.<text:line-break/>Cada provider ofrece un conjunto de <text:span text:style-name="T9">recursos</text:span> y <text:span text:style-name="T9">datos</text:span> que se pueden usar para crear, leer, actualizar y eliminar infraestructura.</text:p>
      <text:p text:style-name="P86"><text:bookmark text:name="_2u0etdalqkd4"/>🔍 6.1 ¿Qué es un Provider?</text:p>
      <text:p text:style-name="P31">Un <text:span text:style-name="T9">provider</text:span> es el <text:span text:style-name="T9">componente que traduce las configuraciones declaradas en Terraform (HCL)</text:span> a llamadas reales a APIs. Por ejemplo:</text:p>
      <text:list xml:id="list4212399549" text:style-name="WWNum7">
        <text:list-item>
          <text:p text:style-name="P42">El provider <text:span text:style-name="T9">AWS</text:span> crea instancias EC2 o buckets S3 mediante la API de AWS.</text:p>
        </text:list-item>
        <text:list-item>
          <text:p text:style-name="P54">El provider <text:span text:style-name="T9">Azure</text:span> aprovisiona redes virtuales o máquinas.</text:p>
        </text:list-item>
        <text:list-item>
          <text:p text:style-name="P54">El provider <text:span text:style-name="T9">local</text:span> crea archivos o ejecuta acciones locales.</text:p>
        </text:list-item>
        <text:list-item>
          <text:p text:style-name="P65">El provider <text:span text:style-name="T9">random</text:span> genera contraseñas o strings aleatorios.</text:p>
        </text:list-item>
      </text:list>
      <text:p text:style-name="P31">💡 Terraform describe <text:span text:style-name="T31">qué</text:span> quieres; el <text:span text:style-name="T31">provider</text:span> se encarga de <text:span text:style-name="T31">cómo</text:span> hacerlo en la plataforma correspondiente.</text:p>
      <text:p text:style-name="P86"><text:bookmark text:name="_miq4brcwummb"/>⚙️ 6.2 Cómo declarar un provider</text:p>
      <text:p text:style-name="Standard">Los providers se declaran dentro del bloque terraform o en archivos como provider.tf.</text:p>
      <text:p text:style-name="P31">Ejemplo general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5"><text:span text:style-name="T32">terraform</text:span><text:span text:style-name="T20"> {<text:line-break/> <text:s/></text:span><text:span text:style-name="T32">required_providers</text:span><text:span text:style-name="T20"> {<text:line-break/> <text:s text:c="3"/></text:span><text:span text:style-name="T33">aws</text:span><text:span text:style-name="T20"> = {<text:line-break/> <text:s text:c="5"/></text:span><text:span text:style-name="T33">source</text:span><text:span text:style-name="T20"> <text:s/>= </text:span><text:span text:style-name="T23">"hashicorp/aws"</text:span><text:span text:style-name="T20"><text:line-break/> <text:s text:c="5"/>version = </text:span><text:span text:style-name="T23">"~&gt; 5.0"</text:span><text:span text:style-name="T20"><text:line-break/> <text:s text:c="3"/>}<text:line-break/> <text:s/>}<text:line-break/>}<text:line-break/>provider </text:span><text:span text:style-name="T23">"aws"</text:span><text:span text:style-name="T20"> {<text:line-break/> <text:s/></text:span><text:span text:style-name="T33">region</text:span><text:span text:style-name="T20"> = </text:span><text:span text:style-name="T23">"us-east-1"</text:span><text:span text:style-name="T20"><text:line-break/>}</text:span></text:p>
          </table:table-cell>
        </table:table-row>
      </table:table>
      <text:p text:style-name="P31">💡 <text:span text:style-name="T9">Notas:</text:span></text:p>
      <text:list xml:id="list1678637500" text:style-name="WWNum3">
        <text:list-item>
          <text:p text:style-name="P71">source: indica la ubicación del provider (normalmente en el registro oficial de HashiCorp).</text:p>
        </text:list-item>
        <text:list-item>
          <text:p text:style-name="P71">version: bloquea la versión del provider (buena práctica para evitar incompatibilidades).</text:p>
        </text:list-item>
        <text:list-item>
          <text:p text:style-name="P71">Los providers se descargan automáticamente con terraform init.</text:p>
        </text:list-item>
      </text:list>
      <text:p text:style-name="P86"><text:bookmark text:name="_ftr67cerv07w"/>🌐 6.3 El ecosistema de providers oficiales y de terceros</text:p>
      <text:p text:style-name="P31">Terraform tiene un <text:span text:style-name="T9">ecosistema enorme de providers</text:span>, disponibles en el<text:a xlink:type="simple" xlink:href="https://registry.terraform.io/" text:style-name="ListLabel_20_155" text:visited-style-name="ListLabel_20_155"> </text:a><text:a xlink:type="simple" xlink:href="https://registry.terraform.io/" text:style-name="ListLabel_20_154" text:visited-style-name="ListLabel_20_154"><text:span text:style-name="T17">Terraform Registry</text:span></text:a>.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"><text:span text:style-name="T9">Tipo</text:span></text:p>
          </table:table-cell>
          <table:table-cell table:style-name="Table40.A1" office:value-type="string">
            <text:p text:style-name="P1"><text:span text:style-name="T9">Ejemplos</text:span></text:p>
          </table:table-cell>
          <table:table-cell table:style-name="Table40.A1" office:value-type="string">
            <text:p text:style-name="P1"><text:span text:style-name="T9">Descripción</text:span></text:p>
          </table:table-cell>
        </table:table-row>
        <table:table-row table:style-name="Table40.2">
          <table:table-cell table:style-name="Table40.A1" office:value-type="string">
            <text:p text:style-name="Standard"><text:span text:style-name="T9">Oficiales (HashiCorp)</text:span></text:p>
          </table:table-cell>
          <table:table-cell table:style-name="Table40.A1" office:value-type="string">
            <text:p text:style-name="P30">aws, azurerm, google, kubernetes</text:p>
          </table:table-cell>
          <table:table-cell table:style-name="Table40.A1" office:value-type="string">
            <text:p text:style-name="Standard">Mantenidos directamente por HashiCorp.</text:p>
          </table:table-cell>
        </table:table-row>
        <table:table-row table:style-name="Table40.2">
          <table:table-cell table:style-name="Table40.A1" office:value-type="string">
            <text:p text:style-name="Standard"><text:span text:style-name="T9">Comunitarios (Terceros)</text:span></text:p>
          </table:table-cell>
          <table:table-cell table:style-name="Table40.A1" office:value-type="string">
            <text:p text:style-name="P30">cloudflare, github, datadog, okta, docker, vagrant</text:p>
          </table:table-cell>
          <table:table-cell table:style-name="Table40.A1" office:value-type="string">
            <text:p text:style-name="Standard">Mantenidos por la comunidad o empresas externas.</text:p>
          </table:table-cell>
        </table:table-row>
        <table:table-row table:style-name="Table40.4">
          <table:table-cell table:style-name="Table40.A1" office:value-type="string">
            <text:p text:style-name="Standard"><text:span text:style-name="T9">Locales / utilitarios</text:span></text:p>
          </table:table-cell>
          <table:table-cell table:style-name="Table40.A1" office:value-type="string">
            <text:p text:style-name="P30">local, null, random</text:p>
          </table:table-cell>
          <table:table-cell table:style-name="Table40.A1" office:value-type="string">
            <text:p text:style-name="Standard">No interactúan con una nube, pero son útiles para pruebas o lógica local.</text:p>
          </table:table-cell>
        </table:table-row>
      </table:table>
      <text:p text:style-name="P31">Ejemplo de varios providers combinados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75"><text:span text:style-name="T32">terraform</text:span><text:span text:style-name="T20"> {<text:line-break/> <text:s/></text:span><text:span text:style-name="T32">required_providers</text:span><text:span text:style-name="T20"> {<text:line-break/> <text:s text:c="3"/></text:span><text:span text:style-name="T33">aws</text:span><text:span text:style-name="T20"> = {<text:line-break/> <text:s text:c="5"/></text:span><text:span text:style-name="T33">source</text:span><text:span text:style-name="T20"> = </text:span><text:span text:style-name="T23">"hashicorp/aws"</text:span><text:span text:style-name="T20"><text:line-break/> <text:s text:c="3"/>}<text:line-break/> <text:s text:c="3"/>github = {<text:line-break/> <text:s text:c="5"/></text:span><text:span text:style-name="T33">source</text:span><text:span text:style-name="T20"> = </text:span><text:span text:style-name="T23">"integrations/github"</text:span><text:span text:style-name="T20"><text:line-break/> <text:s text:c="3"/>}<text:line-break/> <text:s/>}<text:line-break/>}</text:span></text:p>
          </table:table-cell>
        </table:table-row>
      </table:table>
      <text:p text:style-name="P86"><text:bookmark text:name="_tew7r3owlboq"/>🧰 6.4 Providers locales</text:p>
      <text:p text:style-name="P31"><text:soft-page-break/>Terraform incluye varios providers “utilitarios” que no dependen de la nube. Son ideales para <text:span text:style-name="T9">probar conceptos</text:span>, generar datos, o realizar tareas locales.</text:p>
      <text:p text:style-name="Heading_20_3"><text:bookmark text:name="_r9xsvdmp1h73"/>6.4.1 Provider local</text:p>
      <text:p text:style-name="P31">Permite interactuar con archivos y recursos locales en tu máquina.</text:p>
      <text:p text:style-name="P31"><text:span text:style-name="T9">Ejemplo: crear un archivo de texto local</text:span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5"><text:span text:style-name="T20">provider </text:span><text:span text:style-name="T23">"local"</text:span><text:span text:style-name="T20"> {}<text:line-break/></text:span><text:span text:style-name="T22"><text:line-break/>resource </text:span><text:span text:style-name="T23">"local_file"</text:span><text:span text:style-name="T20"> </text:span><text:span text:style-name="T23">"hello"</text:span><text:span text:style-name="T20"> {<text:line-break/> <text:s/>filename = </text:span><text:span text:style-name="T23">"</text:span><text:span text:style-name="T25">${path.module}</text:span><text:span text:style-name="T23">/saludo.txt"</text:span><text:span text:style-name="T20"><text:line-break/> <text:s/>content <text:s/>= </text:span><text:span text:style-name="T23">"¡Hola desde el provider local!"</text:span><text:span text:style-name="T20"><text:line-break/>}</text:span></text:p>
          </table:table-cell>
        </table:table-row>
      </table:table>
      <text:p text:style-name="P31">➡️ Crea el archivo <text:span text:style-name="T29">saludo.txt</text:span> en tu directorio actual.</text:p>
      <text:p text:style-name="Heading_20_3"><text:bookmark text:name="_5rg4dcvz2jpm"/>6.4.2 Provider null</text:p>
      <text:p text:style-name="P31">Permite ejecutar comandos o definir recursos “vacíos” que sirven como conectores o triggers.<text:line-break/> Muy útil para automatización o integración con scripts externos.</text:p>
      <text:p text:style-name="P31"><text:span text:style-name="T9">Ejemplo: ejecutar un comando después de crear un recurso</text:span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5"><text:span text:style-name="T20">provider </text:span><text:span text:style-name="T23">"null"</text:span><text:span text:style-name="T20"> {}<text:line-break/></text:span><text:span text:style-name="T22"><text:line-break/>resource </text:span><text:span text:style-name="T23">"null_resource"</text:span><text:span text:style-name="T20"> </text:span><text:span text:style-name="T23">"post_create"</text:span><text:span text:style-name="T20"> {<text:line-break/> <text:s/>provisioner </text:span><text:span text:style-name="T23">"local-exec"</text:span><text:span text:style-name="T20"> {<text:line-break/> <text:s text:c="3"/>command = </text:span><text:span text:style-name="T23">"echo 'Infraestructura desplegada con éxito!'"</text:span><text:span text:style-name="T20"><text:line-break/> <text:s/>}<text:line-break/>}</text:span></text:p>
          </table:table-cell>
        </table:table-row>
      </table:table>
      <text:p text:style-name="P31">➡️ Ejecuta el comando en tu terminal cuando se aplique la infraestructura.</text:p>
      <text:p text:style-name="Standard">💡 null_resource también puede usar triggers para ejecutarse solo cuando cambian variables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5"><text:span text:style-name="T33">resource</text:span><text:span text:style-name="T20"> </text:span><text:span text:style-name="T23">"null_resource"</text:span><text:span text:style-name="T20"> </text:span><text:span text:style-name="T23">"reload"</text:span><text:span text:style-name="T20"> {<text:line-break/> <text:s/></text:span><text:span text:style-name="T33">triggers</text:span><text:span text:style-name="T20"> = {<text:line-break/> <text:s text:c="3"/></text:span><text:span text:style-name="T33">version</text:span><text:span text:style-name="T20"> = var.app_version<text:line-break/> <text:s/>}<text:line-break/><text:line-break/> <text:s/>provisioner </text:span><text:span text:style-name="T23">"local-exec"</text:span><text:span text:style-name="T20"> {<text:line-break/> <text:s text:c="3"/></text:span><text:span text:style-name="T33">command</text:span><text:span text:style-name="T20"> = </text:span><text:span text:style-name="T23">"echo 'Nueva versión: </text:span><text:span text:style-name="T25">${var.app_version}</text:span><text:span text:style-name="T23">'"</text:span><text:span text:style-name="T20"><text:line-break/> <text:s/>}<text:line-break/>}</text:span></text:p>
          </table:table-cell>
        </table:table-row>
      </table:table>
      <text:p text:style-name="Standard"/>
      <text:p text:style-name="P84"><text:bookmark text:name="_n6vh54s5v3ul"/></text:p>
      <text:p text:style-name="P85"><text:bookmark text:name="_7xkjais0v4p9"/>6.4.3 Provider random</text:p>
      <text:p text:style-name="P31">Permite generar valores aleatorios, como contraseñas, IDs o nombres de recursos únicos.</text:p>
      <text:p text:style-name="P31"><text:span text:style-name="T9">Ejemplo: generar una contraseña aleatoria</text:span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5"><text:span text:style-name="T20">provider </text:span><text:span text:style-name="T23">"random"</text:span><text:span text:style-name="T20"> {}</text:span><text:span text:style-name="T22"><text:line-break/>resource </text:span><text:span text:style-name="T23">"random_password"</text:span><text:span text:style-name="T20"> </text:span><text:span text:style-name="T23">"user_pass"</text:span><text:span text:style-name="T20"> {<text:line-break/> <text:s/>length <text:s/>= 16<text:line-break/> <text:s/>special = </text:span><text:span text:style-name="T25">true</text:span><text:span text:style-name="T20"><text:line-break/>}</text:span></text:p>
          </table:table-cell>
        </table:table-row>
      </table:table>
      <text:p text:style-name="P31">Puedes mostrar el resultado con un output: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5"><text:span text:style-name="T20">output </text:span><text:span text:style-name="T23">"password_generada"</text:span><text:span text:style-name="T20"> {<text:line-break/> <text:s/>value = random_password.user_pass.result<text:line-break/>}</text:span></text:p>
          </table:table-cell>
        </table:table-row>
      </table:table>
      <text:p text:style-name="Standard">💡 Cada vez que se destruye el recurso, la contraseña cambia (a menos que uses keepers para mantener estabilidad entre ejecuciones).</text:p>
      <text:p text:style-name="P16"><text:span text:style-name="T9">🔒 Buenas prácticas con Providers</text:span></text:p>
      <text:p text:style-name="Standard"><text:span text:style-name="T8">✔️ </text:span>Usa versiones específicas (version = "~&gt; X.Y") para garantizar consistencia.<text:line-break/><text:span text:style-name="T8">✔️ </text:span>Mantén los providers en archivos separados (provider.tf).<text:line-break/><text:span text:style-name="T8">✔️ </text:span>Si trabajas en equipo, define un backend remoto antes de usar providers que afecten la nube.<text:line-break/><text:span text:style-name="T8">✔️ </text:span>Usa terraform providers para listar todos los providers utilizados en el proyecto.<text:line-break/><text:span text:style-name="T8">✔️ </text:span>Evita credenciales planas en el código — usa variables de entorno o vault para la autenticación.</text:p>
      <text:p text:style-name="P81"><text:bookmark text:name="_lx792duumv5l"/>7. 📚 Webgrafía</text:p>
      <text:p text:style-name="P83"><text:bookmark text:name="_gmpfk9t577n3"/><text:span text:style-name="T16">Documentación oficial</text:span></text:p>
      <text:list xml:id="list3023996854" text:style-name="WWNum1">
        <text:list-item>
          <text:p text:style-name="P43"><text:span text:style-name="T9">HashiCorp Terraform Documentation </text:span><text:s/>🔗<text:a xlink:type="simple" xlink:href="https://developer.hashicorp.com/terraform/docs" text:style-name="ListLabel_20_154" text:visited-style-name="ListLabel_20_154"><text:span text:style-name="T17">https://developer.hashicorp.com/terraform/docs</text:span></text:a></text:p>
          <text:list>
            <text:list-item>
              <text:p text:style-name="P77">Guía oficial completa sobre instalación, comandos, lenguaje HCL, módulos, providers y mejores prácticas.</text:p>
            </text:list-item>
          </text:list>
        </text:list-item>
        <text:list-item>
          <text:p text:style-name="P55"><text:span text:style-name="T9">Terraform Registry </text:span><text:s/>🔗<text:a xlink:type="simple" xlink:href="https://sergarb1.github.io/CursoIntroduccionADocker/" text:style-name="ListLabel_20_155" text:visited-style-name="ListLabel_20_155"> </text:a><text:a xlink:type="simple" xlink:href="https://registry.terraform.io/" text:style-name="ListLabel_20_155" text:visited-style-name="ListLabel_20_155"><text:s/></text:a><text:a xlink:type="simple" xlink:href="https://registry.terraform.io/" text:style-name="ListLabel_20_154" text:visited-style-name="ListLabel_20_154"><text:span text:style-name="T17">https://registry.terraform.io/</text:span></text:a></text:p>
          <text:list>
            <text:list-item>
              <text:p text:style-name="P77">Repositorio oficial de <text:span text:style-name="T31">providers</text:span> y <text:span text:style-name="T31">módulos</text:span> certificados y comunitarios.</text:p>
            </text:list-item>
          </text:list>
        </text:list-item>
        <text:list-item>
          <text:p text:style-name="P55"><text:span text:style-name="T9">Terraform CLI Commands Reference </text:span><text:s/>🔗<text:a xlink:type="simple" xlink:href="https://sergarb1.github.io/CursoIntroduccionADocker/" text:style-name="ListLabel_20_155" text:visited-style-name="ListLabel_20_155"> </text:a><text:s/><text:a xlink:type="simple" xlink:href="https://developer.hashicorp.com/terraform/cli" text:style-name="ListLabel_20_154" text:visited-style-name="ListLabel_20_154"><text:span text:style-name="T17">https://developer.hashicorp.com/terraform/cli</text:span></text:a></text:p>
          <text:list>
            <text:list-item>
              <text:p text:style-name="P78">Referencia oficial de comandos: init, plan, apply, destroy, etc.</text:p>
            </text:list-item>
          </text:list>
        </text:list-item>
        <text:list-item>
          <text:p text:style-name="P74"><text:span text:style-name="T9">Terraform Installation Guide </text:span><text:s/>🔗 <text:a xlink:type="simple" xlink:href="https://developer.hashicorp.com/terraform/install" text:style-name="ListLabel_20_154" text:visited-style-name="ListLabel_20_154"><text:span text:style-name="T17">https://developer.hashicorp.com/terraform/install</text:span></text:a></text:p>
          <text:list>
            <text:list-item>
              <text:p text:style-name="P79">Instrucciones detalladas para la instalación en Linux, macOS y Window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54" style:display-name="ListLabel 154" style:family="text">
      <style:text-properties fo:color="#1155cc" style:text-underline-style="solid" style:text-underline-width="auto" style:text-underline-color="font-color"/>
    </style:style>
    <style:style style:name="ListLabel_20_155" style:display-name="ListLabel 15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35"/><text:tab/>Unidad 01. Introducción y fundamentos de Terraform</text:span></text:p>
      </style:header>
      <style:footer>
        <text:p text:style-name="MP4"><text:span text:style-name="MT1"><text:tab/><text:tab/>Página </text:span><text:page-number text:select-page="current">8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6" meta:image-count="3" meta:object-count="0" meta:page-count="8" meta:paragraph-count="379" meta:word-count="3392" meta:character-count="23599" meta:non-whitespace-character-count="20258"/>
    <meta:generator>LibreOfficeDev/6.0.5.2$Linux_X86_64 LibreOffice_project/</meta:generator>
  </office:meta>
</office:document-meta>
</file>